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700000203386D8346.png" manifest:media-type="image/png"/>
  <manifest:file-entry manifest:full-path="Pictures/10000000000001FF0000026EEAF62A05.png" manifest:media-type="image/png"/>
  <manifest:file-entry manifest:full-path="Pictures/10000201000000580000001F5DE9F6E5.png" manifest:media-type="image/png"/>
  <manifest:file-entry manifest:full-path="Pictures/10000000000001A800000058235A84D3.jpg" manifest:media-type="image/jpeg"/>
  <manifest:file-entry manifest:full-path="Pictures/100000000000000800000008B8AC3B2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4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</style:style>
    <style:style style:name="P6" style:family="paragraph" style:parent-style-name="Footer">
      <style:text-properties fo:language="fr" fo:country="FR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.023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.023cm" style:auto-text-indent="false" fo:background-color="#0066cc">
        <style:tab-stops/>
        <style:background-image/>
      </style:paragraph-properties>
      <style:text-properties officeooo:rsid="0013495e" officeooo:paragraph-rsid="0013495e"/>
    </style:style>
    <style:style style:name="P9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P11" style:family="paragraph" style:parent-style-name="Heading_20_8" style:master-page-name="Standard">
      <style:paragraph-properties fo:margin-left="0cm" fo:margin-right="0cm" fo:text-align="center" style:justify-single-word="false" fo:text-indent="0.023cm" style:auto-text-indent="false" style:page-number="auto" fo:background-color="#0066cc">
        <style:tab-stops/>
        <style:background-image/>
      </style:paragraph-properties>
      <style:text-properties fo:font-variant="small-caps" fo:color="#ffffff" style:font-name="Trebuchet MS" fo:font-size="18pt" fo:language="fr" fo:country="FR" fo:font-style="normal" fo:text-shadow="1pt 1pt" fo:font-weight="bold" officeooo:rsid="000d4ba3" officeooo:paragraph-rsid="000d4ba3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12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P13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T2" style:family="text">
      <style:text-properties officeooo:rsid="000e07a3"/>
    </style:style>
    <style:style style:name="T3" style:family="text">
      <style:text-properties fo:font-variant="small-caps" fo:color="#ffffff" style:font-name="Trebuchet MS" fo:font-size="18pt" fo:language="fr" fo:country="FR" fo:font-style="normal" fo:text-shadow="1pt 1pt" fo:font-weight="bold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small-caps" fo:color="#ffffff" style:font-name="Trebuchet MS" fo:font-size="18pt" fo:language="fr" fo:country="FR" fo:font-style="normal" fo:text-shadow="1pt 1pt" fo:font-weight="bold" officeooo:rsid="000e07a3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5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text:h text:style-name="P11" text:outline-level="8" text:is-list-header="true"><draw:frame draw:style-name="fr3" draw:name="Image1" text:anchor-type="paragraph" svg:x="-0.03cm" svg:y="0.058cm" svg:width="13.938cm" svg:height="16.963cm" draw:z-index="3"><draw:image xlink:href="Pictures/10000000000001FF0000026EEAF62A05.png" xlink:type="simple" xlink:show="embed" xlink:actuate="onLoad"/></draw:frame>Détail de tous les blocs disponibles <text:span text:style-name="T2">Scratch2</text:span></text:h>
      <text:p text:style-name="P8"><text:span text:style-name="T4">S</text:span><text:span text:style-name="T3">nap !</text:span></text:p>
      <text:p text:style-name="P7"><draw:frame draw:style-name="fr3" draw:name="Image2" text:anchor-type="paragraph" svg:x="-5.978cm" svg:y="10.104cm" svg:width="11.571cm" svg:height="12.651cm" draw:z-index="4"><draw:image xlink:href="Pictures/10000000000001D700000203386D834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fill-image draw:name="a23" xlink:href="Pictures/100000000000000800000008B8AC3B20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style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style:paragraph-properties fo:margin-left="0.318cm" fo:margin-right="0.496cm" fo:margin-top="0cm" fo:margin-bottom="0cm" style:contextual-spacing="false" fo:text-indent="-0.318cm" style:auto-text-indent="false" fo:background-color="#dfdfdf" fo:keep-with-next="always">
        <style:background-image/>
      </style:paragraph-properties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3cm" fo:margin-left="0.014cm" fo:margin-right="-0.148cm" table:align="margins" style:shadow="#808080 0.18cm 0.18cm" style:writing-mode="lr-tb"/>
    </style:style>
    <style:style style:name="Tableau2.A" style:family="table-column">
      <style:table-column-properties style:column-width="10.866cm" style:rel-column-width="36791*"/>
    </style:style>
    <style:style style:name="Tableau2.B" style:family="table-column">
      <style:table-column-properties style:column-width="8.488cm" style:rel-column-width="28744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59cm" fo:margin-left="0.018cm" fo:margin-right="-0.157cm" table:align="margins" style:shadow="#808080 0.18cm 0.18cm" style:writing-mode="lr-tb"/>
    </style:style>
    <style:style style:name="Tableau1.A" style:family="table-column">
      <style:table-column-properties style:column-width="4.544cm" style:rel-column-width="15382*"/>
    </style:style>
    <style:style style:name="Tableau1.B" style:family="table-column">
      <style:table-column-properties style:column-width="6.976cm" style:rel-column-width="23617*"/>
    </style:style>
    <style:style style:name="Tableau1.C" style:family="table-column">
      <style:table-column-properties style:column-width="3.247cm" style:rel-column-width="10992*"/>
    </style:style>
    <style:style style:name="Tableau1.D" style:family="table-column">
      <style:table-column-properties style:column-width="2.309cm" style:rel-column-width="7815*"/>
    </style:style>
    <style:style style:name="Tableau1.E" style:family="table-column">
      <style:table-column-properties style:column-width="2.282cm" style:rel-column-width="772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Tableau1.2" style:family="table-row">
      <style:table-row-properties style:min-row-height="0.122cm" fo:keep-together="always"/>
    </style:style>
    <style:style style:name="Tableau1.A2" style:family="table-cell">
      <style:table-cell-properties style:vertical-align="top" fo:padding-left="0.101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P3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MP4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P5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MP6" style:family="paragraph" style:parent-style-name="Standard">
      <style:text-properties fo:language="fr" fo:country="FR"/>
    </style:style>
    <style:style style:name="MP7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9" style:family="paragraph" style:parent-style-name="Footer">
      <style:paragraph-properties style:line-height-at-least="0cm" fo:text-align="center" style:justify-single-word="false" style:snap-to-layout-grid="false"/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84cm" fo:margin-left="0cm" fo:margin-right="0cm" fo:margin-bottom="1.152cm" style:dynamic-spacing="true"/>
      </style:header-style>
      <style:footer-style>
        <style:header-footer-properties svg:height="1.147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Arduino et Scratch 2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rect text:anchor-type="paragraph" draw:z-index="2" draw:style-name="Mgr1" draw:text-style-name="MP4" svg:width="5.028cm" svg:height="0.336cm" svg:x="14.048cm" svg:y="0.393cm"><text:p text:style-name="MP3"><text:span text:style-name="MT1">Scratch2 + Arduino</text:span></text:p></draw:rect>Piloter les cartes Arduino à l’aide du logiciel Scratch2, via l’interface s2a</text:h>
                  </table:table-cell>
                </table:table-row>
              </table:table>
            </table:table-cell>
            <table:table-cell table:style-name="Tableau2.B1" office:value-type="string">
              <text:p text:style-name="MP5"><draw:frame draw:style-name="Mfr1" draw:name="images25" text:anchor-type="char" svg:x="-0.219cm" svg:y="-0.612cm" svg:width="8.525cm" svg:height="1.886cm" draw:z-index="1"><draw:image xlink:href="Pictures/10000000000001A800000058235A84D3.jpg" xlink:type="simple" xlink:show="embed" xlink:actuate="onLoad"/></draw:frame></text:p>
            </table:table-cell>
          </table:table-row>
        </table:table>
        <text:p text:style-name="MP6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7">Nom :</text:p>
            </table:table-cell>
            <table:table-cell table:style-name="Tableau1.A1" office:value-type="string">
              <text:p text:style-name="MP7">Prénom :</text:p>
            </table:table-cell>
            <table:table-cell table:style-name="Tableau1.A1" office:value-type="string">
              <text:p text:style-name="MP7">Classe :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0"><draw:image xlink:href="Pictures/10000201000000580000001F5DE9F6E5.png" xlink:type="simple" xlink:show="embed" xlink:actuate="onLoad"/></draw:frame></text:p>
            </table:table-cell>
            <table:table-cell table:style-name="Tableau1.E1" office:value-type="string">
              <text:p text:style-name="MP9"><text:span text:style-name="Page_20_Number"><text:span text:style-name="MT2">Page </text:span></text:span><text:span text:style-name="MT2"><text:page-number text:select-page="current">1</text:page-number></text:span><text:span text:style-name="Page_20_Number"><text:span text:style-name="MT2">/</text:span></text:span><text:span text:style-name="MT2"><text:page-count style:num-format="1">1</text:page-count></text:span></text:p>
            </table:table-cell>
          </table:table-row>
          <table:table-row table:style-name="Tableau1.2">
            <table:table-cell table:style-name="Tableau1.A2" table:number-columns-spanned="5" office:value-type="string">
              <text:p text:style-name="MP7"><text:file-name text:display="name-and-extension">3-memento.odt</text:file-nam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creation-date>2009-09-20T22:37:05.60</meta:creation-date>
    <dc:language>fr-FR</dc:language>
    <meta:editing-cycles>78</meta:editing-cycles>
    <meta:editing-duration>PT19H19M9S</meta:editing-duration>
    <dc:date>2014-12-12T20:03:34.524000000</dc:date>
    <meta:print-date>2014-09-25T01:30:13.813000000</meta:print-date>
    <dc:creator>Sébastien Canet</dc:creator>
    <meta:document-statistic meta:table-count="2" meta:image-count="4" meta:object-count="0" meta:page-count="1" meta:paragraph-count="10" meta:word-count="34" meta:character-count="190" meta:non-whitespace-character-count="165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